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ameTreeNode.setNames( PDFArray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TreeNode.prepareLimit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NameTreeNode.getLower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ameTreeNode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TreeNode.setLowerLimi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ameTreeNode.getK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TreeNode.getUpper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ameTreeNode.PDFName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ameTreeNode.setUpperLimi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NameTreeNode.setKids( PDFArray k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